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625d" officeooo:paragraph-rsid="0013625d"/>
    </style:style>
    <style:style style:name="P2" style:family="paragraph" style:parent-style-name="Standard" style:list-style-name="L1">
      <style:text-properties officeooo:rsid="001490aa" officeooo:paragraph-rsid="001490aa"/>
    </style:style>
    <style:style style:name="P3" style:family="paragraph" style:parent-style-name="Standard" style:list-style-name="L1">
      <style:text-properties officeooo:rsid="0014dbfc" officeooo:paragraph-rsid="0014dbfc"/>
    </style:style>
    <style:style style:name="P4" style:family="paragraph" style:parent-style-name="Standard" style:list-style-name="L1">
      <style:text-properties fo:font-size="10pt" officeooo:rsid="001490aa" officeooo:paragraph-rsid="001490aa"/>
    </style:style>
    <style:style style:name="P5" style:family="paragraph" style:parent-style-name="Standard" style:list-style-name="L1">
      <style:text-properties fo:font-size="10pt" officeooo:rsid="0014dbfc" officeooo:paragraph-rsid="0014dbfc"/>
    </style:style>
    <style:style style:name="P6" style:family="paragraph" style:parent-style-name="Standard" style:list-style-name="L1">
      <style:text-properties officeooo:rsid="0014fb94" officeooo:paragraph-rsid="0014fb94"/>
    </style:style>
    <style:style style:name="T1" style:family="text">
      <style:text-properties fo:font-size="14pt"/>
    </style:style>
    <style:style style:name="T2" style:family="text">
      <style:text-properties fo:font-size="16pt" fo:font-weight="bold" style:font-weight-asian="bold" style:font-weight-complex="bold"/>
    </style:style>
    <style:style style:name="T3" style:family="text">
      <style:text-properties officeooo:rsid="0014fb94"/>
    </style:style>
    <style:style style:name="T4" style:family="text">
      <style:text-properties officeooo:rsid="001679c8"/>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Step 2 :</text:span><text:span text:style-name="T1"> A new era</text:span></text:p>
      <text:p text:style-name="P1"/>
      <text:p text:style-name="P1">Doc 4 : Memories of the Sixties </text:p>
      <text:p text:style-name="P1"><text:tab/>(C’était la CO)</text:p>
      <text:p text:style-name="P1"/>
      <text:p text:style-name="P1">Doc 5 : The « Big Step »</text:p>
      <text:p text:style-name="P1"/>
      <text:list xml:id="list6258099898225463266" text:style-name="L1">
        <text:list-item>
          <text:p text:style-name="P4">In the text, what strikes me most is the fact they broadcasted the moon in colour. Because to me, if you want to show you can broadcast colours, I’m not sure it’s usefull to use the moon, because the moon isn’t very much coloured.</text:p>
          <text:list>
            <text:list-header>
              <text:p text:style-name="P5">[WRONG]</text:p>
            </text:list-header>
          </text:list>
          <text:p text:style-name="P3">Class :</text:p>
          <text:list text:continue-numbering="true">
            <text:list-item>
              <text:p text:style-name="P3">No progammes all day long</text:p>
            </text:list-item>
            <text:list-item>
              <text:p text:style-name="P3">One channel in colour</text:p>
            </text:list-item>
            <text:list-item>
              <text:p text:style-name="P3">The pace of progress was accelerating</text:p>
            </text:list-item>
            <text:list-item>
              <text:p text:style-name="P3">The time of the broadcasting can be surprising (Moon)</text:p>
            </text:list-item>
          </text:list>
          <text:p text:style-name="P2"/>
        </text:list-item>
        <text:list-item>
          <text:p text:style-name="P4">No, today, TV doesn’t have as much importance, because there is internet today. And with internet, we can watch everything we want. We can even replay an already broadcasted show, if we missed it or if we just want to watch it again.</text:p>
          <text:p text:style-name="P3">Class :</text:p>
          <text:list>
            <text:list-item>
              <text:p text:style-name="P2">W<text:span text:style-name="T3">e can say that TV doesn’t have the same impact than today, because it’s less popular.</text:span></text:p>
            </text:list-item>
            <text:list-item>
              <text:p text:style-name="P6">Sometimes, people use their TV screen in order to watch Netflix and they don’t watch any TV programs</text:p>
            </text:list-item>
            <text:list-item>
              <text:p text:style-name="P6">As we all have TV sets it can become common</text:p>
            </text:list-item>
            <text:list-item>
              <text:p text:style-name="P6">Indeed we can watch what we want, so we don’t need TV <text:span text:style-name="T4">sets</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0T15:10:25.404000000</meta:creation-date>
    <dc:date>2018-12-10T15:52:19.756000000</dc:date>
    <meta:editing-duration>PT9M36S</meta:editing-duration>
    <meta:editing-cycles>2</meta:editing-cycles>
    <meta:generator>LibreOffice/5.1.6.2$Windows_x86 LibreOffice_project/07ac168c60a517dba0f0d7bc7540f5afa45f0909</meta:generator>
    <meta:document-statistic meta:table-count="0" meta:image-count="0" meta:object-count="0" meta:page-count="1" meta:paragraph-count="17" meta:word-count="208" meta:character-count="1010" meta:non-whitespace-character-count="828"/>
  </office:meta>
</office:document-meta>
</file>